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FC0000031BA7B8289C.png"/>
  <manifest:file-entry manifest:media-type="image/png" manifest:full-path="Pictures/100002010000019100000189670B75C4.png"/>
  <manifest:file-entry manifest:media-type="image/png" manifest:full-path="Pictures/10000201000001DF0000010602FBA6B4.png"/>
  <manifest:file-entry manifest:media-type="image/png" manifest:full-path="Pictures/10000201000002A3000001A77DC63F99.png"/>
  <manifest:file-entry manifest:media-type="image/png" manifest:full-path="Pictures/10000201000001A200000266161D4912.png"/>
  <manifest:file-entry manifest:media-type="image/png" manifest:full-path="Pictures/10000201000002BC000002248B7FBB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width="16.621cm" svg:height="18.392cm" draw:z-index="1"><draw:image xlink:href="Pictures/10000201000006FC0000031BA7B8289C.png" xlink:type="simple" xlink:show="embed" xlink:actuate="onLoad"/></draw:frame><text:line-break/></text:p>
      <text:p text:style-name="P2"><draw:frame draw:style-name="fr1" draw:name="graphics1" text:anchor-type="paragraph" svg:x="0.153cm" svg:y="12.127cm" svg:width="16.794cm" svg:height="13.511cm" draw:z-index="0"><draw:image xlink:href="Pictures/10000201000001A200000266161D4912.png" xlink:type="simple" xlink:show="embed" xlink:actuate="onLoad"/></draw:frame><draw:frame draw:style-name="fr3" draw:name="graphics3" text:anchor-type="paragraph" svg:width="16.581cm" svg:height="10.539cm" draw:z-index="2"><draw:image xlink:href="Pictures/10000201000002A3000001A77DC63F99.png" xlink:type="simple" xlink:show="embed" xlink:actuate="onLoad"/></draw:frame><text:line-break/></text:p>
      <text:p text:style-name="P2"><draw:frame draw:style-name="fr1" draw:name="graphics4" text:anchor-type="paragraph" svg:x="0.034cm" svg:y="0.071cm" svg:width="16.845cm" svg:height="13.136cm" draw:z-index="3"><draw:image xlink:href="Pictures/10000201000002BC000002248B7FBB9D.png" xlink:type="simple" xlink:show="embed" xlink:actuate="onLoad"/></draw:frame> </text:p>
      <text:p text:style-name="Standard"/>
      <text:p text:style-name="Standard"/>
      <text:p text:style-name="Standard"><draw:frame draw:style-name="fr2" draw:name="graphics7" text:anchor-type="paragraph" svg:width="15.637cm" svg:height="10.104cm" draw:z-index="6"><draw:image xlink:href="Pictures/10000201000001DF0000010602FBA6B4.png" xlink:type="simple" xlink:show="embed" xlink:actuate="onLoad"/></draw:frame></text:p>
      <text:p text:style-name="Standard"><draw:frame draw:style-name="fr2" draw:name="graphics6" text:anchor-type="paragraph" svg:width="15.808cm" svg:height="14.926cm" draw:z-index="5"><draw:image xlink:href="Pictures/100002010000019100000189670B75C4.png" xlink:type="simple" xlink:show="embed" xlink:actuate="onLoad"/></draw:frame><draw:frame draw:style-name="fr2" draw:name="graphics5" text:anchor-type="paragraph" svg:width="16.122cm" svg:height="11.284cm" draw:z-index="4"><draw:image xlink:href="Pictures/10000201000001DF0000010602FBA6B4.png" xlink:type="simple" xlink:show="embed" xlink:actuate="onLoad"/></draw:frame><text:soft-page-break/></text:p>
      <text:p text:style-name="Standard"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14T12:48:41.37</meta:creation-date>
    <meta:document-statistic meta:table-count="0" meta:image-count="7" meta:object-count="0" meta:page-count="5" meta:paragraph-count="4" meta:word-count="0" meta:character-count="6"/>
    <dc:date>2026-04-14T13:12:19.27</dc:date>
    <meta:editing-duration>PT23M38S</meta:editing-duration>
    <meta:editing-cycles>1</meta:editing-cycles>
    <meta:generator>OpenOffice/4.1.15$Win32 OpenOffice.org_project/4115m2$Build-9813</meta:generator>
  </office:meta>
</office:document-meta>
</file>